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8D4F09A2.gif"/>
  <manifest:file-entry manifest:media-type="image/gif" manifest:full-path="Pictures/100002000000002000000020F3908A3F.gif"/>
  <manifest:file-entry manifest:media-type="image/gif" manifest:full-path="Pictures/100002000000002000000020ADFB4DC3.gif"/>
  <manifest:file-entry manifest:media-type="image/gif" manifest:full-path="Pictures/10000200000000200000002099DDD2C6.gif"/>
  <manifest:file-entry manifest:media-type="image/gif" manifest:full-path="Pictures/100002000000002000000020CC8BB13F.gif"/>
  <manifest:file-entry manifest:media-type="image/gif" manifest:full-path="Pictures/100002000000002000000020C5E01EB6.gif"/>
  <manifest:file-entry manifest:media-type="image/gif" manifest:full-path="Pictures/10000200000000200000002037417DDE.gif"/>
  <manifest:file-entry manifest:media-type="image/gif" manifest:full-path="Pictures/100002000000002000000020EDF8C89B.gif"/>
  <manifest:file-entry manifest:media-type="image/gif" manifest:full-path="Pictures/1000020000000020000000209E468E67.gif"/>
  <manifest:file-entry manifest:media-type="image/gif" manifest:full-path="Pictures/100002000000002000000020B2D8A011.gif"/>
  <manifest:file-entry manifest:media-type="image/gif" manifest:full-path="Pictures/100002000000002000000020634DAE1C.gi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dash" draw:stroke-dash="Dash_20_5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draw:stroke="solid" svg:stroke-width="0.071cm" svg:stroke-color="#000000" draw:marker-end="Arrowheads_20_24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none" draw:fill="none" draw:fill-color="#bbe0e3" draw:textarea-horizontal-align="justify" draw:textarea-vertical-align="top" draw:auto-grow-height="true" fo:min-height="1.056cm" fo:min-width="4.468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808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ash_20_5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draw:stroke-dash="Fine_20_Dashed_20__28_var_29_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objectwithoutfill">
      <style:graphic-properties svg:stroke-width="0.102cm" svg:stroke-color="#8000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Fine_20_Dashed_20__28_var_29_" svg:stroke-width="0.106cm" svg:stroke-color="#000000" draw:stroke-linejoin="miter" draw:fill="none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106cm" svg:stroke-color="#000000" draw:stroke-linejoin="miter" draw:fill="none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objectwithoutfill">
      <style:graphic-properties draw:stroke="solid" draw:stroke-dash="Fine_20_Dashed_20__28_var_29_" svg:stroke-width="0.102cm" svg:stroke-color="#8000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21cm, 0.078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26cm, 0.418cm, 0.131cm)" draw:image-opacity="100%" style:mirror="none"/>
    </style:style>
    <style:style style:name="gr17" style:family="graphic" style:parent-style-name="standard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106cm" svg:stroke-color="#00808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marker-end="Arrowheads_20_3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marker-start="Arrowheads_20_4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106cm" svg:stroke-color="#00808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1cm, 0.078cm)" draw:image-opacity="100%" style:mirror="none"/>
    </style:style>
    <style:style style:name="gr23" style:family="graphic" style:parent-style-name="standard">
      <style:graphic-properties draw:stroke="solid" svg:stroke-width="0.106cm" svg:stroke-color="#00808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0.606cm"/>
    </style:style>
    <style:style style:name="gr2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solid" draw:fill-color="#008080" draw:textarea-horizontal-align="center" draw:textarea-vertical-align="middle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32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simple" style:line-break="normal"/>
    </style:style>
    <style:style style:name="P3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4" style:family="paragraph">
      <style:paragraph-properties style:writing-mode="lr-tb"/>
    </style:style>
    <style:style style:name="P5" style:family="paragraph">
      <style:text-properties fo:font-size="18pt"/>
    </style:style>
    <style:style style:name="P6" style:family="paragraph">
      <style:paragraph-properties fo:text-align="center" style:writing-mode="lr-tb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omments" draw:style-name="dp1" draw:master-page-name="Default" presentation:presentation-page-layout-name="AL1T1">
        <draw:line draw:style-name="gr1" draw:text-style-name="P1" draw:layer="layout" svg:x1="1.298cm" svg:y1="0.639cm" svg:x2="18.336cm" svg:y2="0.639cm">
          <text:p/>
        </draw:line>
        <draw:line draw:style-name="gr2" draw:text-style-name="P1" draw:layer="layout" svg:x1="1.366cm" svg:y1="3.18cm" svg:x2="18.438cm" svg:y2="3.18cm">
          <text:p/>
        </draw:line>
        <draw:line draw:style-name="gr3" draw:text-style-name="P1" draw:layer="layout" svg:x1="1.553cm" svg:y1="4.08cm" svg:x2="1.553cm" svg:y2="0.235cm">
          <text:p/>
        </draw:line>
        <draw:custom-shape draw:style-name="gr4" draw:text-style-name="P3" draw:layer="layout" svg:width="4.968cm" svg:height="1.316cm" draw:transform="rotate (1.5707963267946) translate (0.113cm 4.968cm)">
          <text:p text:style-name="P2"><text:span text:style-name="T1">Amplitude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5.292cm" svg:height="5.292cm" svg:x="1.388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22cm" svg:height="0.423cm" svg:x="3.271cm" svg:y="4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503cm" svg:height="1.126cm" svg:x="3.958cm" svg:y="6.8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5.504cm" svg:height="5.504cm" svg:x="12.968cm" svg:y="4.055cm">
          <draw:image xlink:href="Pictures/100002000000002000000020ADFB4DC3.gif" xlink:type="simple" xlink:show="embed" xlink:actuate="onLoad">
            <text:p/>
          </draw:image>
        </draw:frame>
        <draw:custom-shape draw:style-name="gr5" draw:text-style-name="P4" draw:layer="layout" svg:width="5.292cm" svg:height="5.292cm" svg:x="12.888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503cm" svg:height="1.013cm" svg:x="15.966cm" svg:y="6.8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2.15cm" svg:y1="5.045cm" svg:x2="18.471cm" svg:y2="5.045cm">
          <text:p/>
        </draw:line>
        <draw:custom-shape draw:style-name="gr5" draw:text-style-name="P4" draw:layer="layout" svg:width="5.292cm" svg:height="5.292cm" svg:x="7.088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88cm" svg:height="1.187cm" svg:x="8.57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1.506cm" svg:height="1.015cm" svg:x="9.836cm" svg:y="6.8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11" draw:layer="layout" svg:width="4.199cm" svg:height="2.539cm" svg:x="1.922cm" svg:y="0.64cm" svg:viewBox="0 0 4200 2540" draw:points="0,2540 1300,2540 1300,0 1800,0 1800,2540 4200,2540">
          <text:p/>
        </draw:polyline>
        <draw:path draw:style-name="gr11" draw:layer="layout" svg:width="4.199cm" svg:height="2.924cm" svg:x="13.422cm" svg:y="0.599cm" svg:viewBox="0 0 4200 2925" svg:d="m0 2581c0 0 691 378 900 0 331-600 191-1517 367-2011 333-987 600-512 776 71 317 741 113 1930 882 2284 670-344 1275-344 1275-344">
          <text:p/>
        </draw:path>
        <draw:line draw:style-name="gr1" draw:text-style-name="P1" draw:layer="layout" svg:x1="3.222cm" svg:y1="2.81cm" svg:x2="3.222cm" svg:y2="5.38cm">
          <text:p/>
        </draw:line>
        <draw:line draw:style-name="gr9" draw:text-style-name="P1" draw:layer="layout" svg:x1="3.722cm" svg:y1="2.81cm" svg:x2="3.722cm" svg:y2="5.38cm">
          <text:p/>
        </draw:line>
        <draw:line draw:style-name="gr9" draw:text-style-name="P1" draw:layer="layout" svg:x1="1.922cm" svg:y1="2.81cm" svg:x2="1.922cm" svg:y2="5.38cm">
          <text:p/>
        </draw:line>
        <draw:line draw:style-name="gr9" draw:text-style-name="P1" draw:layer="layout" svg:x1="6.122cm" svg:y1="2.81cm" svg:x2="6.122cm" svg:y2="5.38cm">
          <text:p/>
        </draw:line>
        <draw:line draw:style-name="gr9" draw:text-style-name="P1" draw:layer="layout" svg:x1="14.322cm" svg:y1="2.81cm" svg:x2="14.322cm" svg:y2="5.38cm">
          <text:p/>
        </draw:line>
        <draw:line draw:style-name="gr9" draw:text-style-name="P1" draw:layer="layout" svg:x1="15.922cm" svg:y1="2.81cm" svg:x2="15.922cm" svg:y2="5.38cm">
          <text:p/>
        </draw:line>
        <draw:line draw:style-name="gr9" draw:text-style-name="P1" draw:layer="layout" svg:x1="13.422cm" svg:y1="2.81cm" svg:x2="13.422cm" svg:y2="5.38cm">
          <text:p/>
        </draw:line>
        <draw:line draw:style-name="gr9" draw:text-style-name="P1" draw:layer="layout" svg:x1="17.622cm" svg:y1="2.81cm" svg:x2="17.622cm" svg:y2="5.38cm">
          <text:p/>
        </draw:line>
        <draw:line draw:style-name="gr9" draw:text-style-name="P1" draw:layer="layout" svg:x1="8.522cm" svg:y1="2.81cm" svg:x2="8.522cm" svg:y2="5.38cm">
          <text:p/>
        </draw:line>
        <draw:line draw:style-name="gr9" draw:text-style-name="P1" draw:layer="layout" svg:x1="9.822cm" svg:y1="2.81cm" svg:x2="9.822cm" svg:y2="5.38cm">
          <text:p/>
        </draw:line>
        <draw:line draw:style-name="gr9" draw:text-style-name="P1" draw:layer="layout" svg:x1="7.622cm" svg:y1="2.81cm" svg:x2="7.622cm" svg:y2="5.38cm">
          <text:p/>
        </draw:line>
        <draw:line draw:style-name="gr9" draw:text-style-name="P1" draw:layer="layout" svg:x1="11.822cm" svg:y1="2.81cm" svg:x2="11.822cm" svg:y2="5.38cm">
          <text:p/>
        </draw:line>
        <draw:line draw:style-name="gr9" draw:text-style-name="P1" draw:layer="layout" svg:x1="15.022cm" svg:y1="2.81cm" svg:x2="15.022cm" svg:y2="5.38cm">
          <text:p/>
        </draw:line>
        <draw:custom-shape draw:style-name="gr12" draw:text-style-name="P4" draw:layer="layout" svg:width="1.826cm" svg:height="1.697cm" svg:x="8.241cm" svg:y="4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81cm" svg:height="0.862cm" svg:x="8.74cm" svg:y="4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9" draw:text-style-name="P1" draw:layer="layout" svg:x1="10.022cm" svg:y1="2.563cm" svg:x2="10.022cm" svg:y2="5.38cm">
            <text:p/>
          </draw:line>
          <draw:line draw:style-name="gr9" draw:text-style-name="P1" draw:layer="layout" svg:x1="8.322cm" svg:y1="2.563cm" svg:x2="8.322cm" svg:y2="5.38cm">
            <text:p/>
          </draw:line>
        </draw:g>
        <draw:g>
          <draw:line draw:style-name="gr9" draw:text-style-name="P1" draw:layer="layout" svg:x1="8.722cm" svg:y1="0.871cm" svg:x2="8.722cm" svg:y2="5.381cm">
            <text:p/>
          </draw:line>
          <draw:line draw:style-name="gr9" draw:text-style-name="P1" draw:layer="layout" svg:x1="9.622cm" svg:y1="0.871cm" svg:x2="9.622cm" svg:y2="5.381cm">
            <text:p/>
          </draw:line>
        </draw:g>
        <draw:polyline draw:style-name="gr14" draw:layer="layout" svg:width="4.199cm" svg:height="2.539cm" svg:x="7.622cm" svg:y="0.64cm" svg:viewBox="0 0 4200 2540" draw:points="0,2540 900,2540 900,0 2200,0 2200,2540 4200,2540">
          <text:p/>
        </draw:polyline>
        <draw:frame draw:style-name="gr15" draw:text-style-name="P1" draw:layer="layout" svg:width="3.386cm" svg:height="2.894cm" svg:x="20.374cm" svg:y="0cm">
          <draw:image xlink:href="Pictures/100002000000002000000020ADFB4DC3.gif" xlink:type="simple" xlink:show="embed" xlink:actuate="onLoad">
            <text:p/>
          </draw:image>
        </draw:frame>
        <draw:frame draw:style-name="gr16" draw:text-style-name="P1" draw:layer="layout" svg:width="2.328cm" svg:height="2.116cm" svg:x="20.898cm" svg:y="2.086cm">
          <draw:image xlink:href="Pictures/100002000000002000000020CC8BB13F.gif" xlink:type="simple" xlink:show="embed" xlink:actuate="onLoad">
            <text:p/>
          </draw:image>
        </draw:frame>
        <draw:line draw:style-name="gr17" draw:text-style-name="P1" draw:layer="layout" svg:x1="20.889cm" svg:y1="3.428cm" svg:x2="23.465cm" svg:y2="2.49cm">
          <text:p/>
        </draw:line>
        <draw:line draw:style-name="gr17" draw:text-style-name="P1" draw:layer="layout" svg:x1="20.835cm" svg:y1="3.216cm" svg:x2="23.411cm" svg:y2="2.278cm">
          <text:p/>
        </draw:line>
        <draw:custom-shape draw:style-name="gr18" draw:text-style-name="P4" draw:layer="layout" svg:width="0.422cm" svg:height="0.423cm" svg:x="21.701cm" svg:y="2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2.768cm" svg:y1="1.573cm" svg:x2="23.014cm" svg:y2="2.42cm">
          <text:p/>
        </draw:line>
        <draw:line draw:style-name="gr20" draw:text-style-name="P1" draw:layer="layout" svg:x1="23.156cm" svg:y1="2.668cm" svg:x2="23.465cm" svg:y2="3.428cm">
          <text:p/>
        </draw:line>
        <draw:frame draw:style-name="gr16" draw:text-style-name="P1" draw:layer="layout" svg:width="2.328cm" svg:height="2.116cm" svg:x="20.898cm" svg:y="3.913cm">
          <draw:image xlink:href="Pictures/100002000000002000000020CC8BB13F.gif" xlink:type="simple" xlink:show="embed" xlink:actuate="onLoad">
            <text:p/>
          </draw:image>
        </draw:frame>
        <draw:custom-shape draw:style-name="gr18" draw:text-style-name="P4" draw:layer="layout" svg:width="0.422cm" svg:height="0.423cm" svg:x="21.701cm" svg:y="4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2.328cm" svg:height="2.116cm" svg:x="20.898cm" svg:y="5.701cm">
          <draw:image xlink:href="Pictures/100002000000002000000020CC8BB13F.gif" xlink:type="simple" xlink:show="embed" xlink:actuate="onLoad">
            <text:p/>
          </draw:image>
        </draw:frame>
        <draw:custom-shape draw:style-name="gr18" draw:text-style-name="P4" draw:layer="layout" svg:width="0.422cm" svg:height="0.423cm" svg:x="21.701cm" svg:y="6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.27cm" svg:height="1.269cm" svg:x="21.32cm" svg:y="5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3.386cm" svg:height="2.984cm" svg:x="20.574cm" svg:y="7.175cm">
          <draw:image xlink:href="Pictures/100002000000002000000020ADFB4DC3.gif" xlink:type="simple" xlink:show="embed" xlink:actuate="onLoad">
            <text:p/>
          </draw:image>
        </draw:frame>
        <draw:custom-shape draw:style-name="gr18" draw:text-style-name="P4" draw:layer="layout" svg:width="1.27cm" svg:height="1.269cm" svg:x="21.32cm" svg:y="7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422cm" svg:height="0.423cm" svg:x="21.545cm" svg:y="0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729cm" svg:height="1.103cm" svg:x="19.643cm" svg:y="0.125cm">
          <draw:text-box>
            <text:p><text:span text:style-name="T2">AR</text:span></text:p>
          </draw:text-box>
        </draw:frame>
        <draw:frame draw:style-name="gr24" draw:text-style-name="P5" draw:layer="layout" svg:width="1.729cm" svg:height="1.103cm" svg:x="19.644cm" svg:y="1.926cm">
          <draw:text-box>
            <text:p><text:span text:style-name="T2">PE</text:span></text:p>
          </draw:text-box>
        </draw:frame>
        <draw:frame draw:style-name="gr24" draw:text-style-name="P5" draw:layer="layout" svg:width="2.329cm" svg:height="1.103cm" svg:x="19.644cm" svg:y="3.826cm">
          <draw:text-box>
            <text:p><text:span text:style-name="T2">RES</text:span></text:p>
          </draw:text-box>
        </draw:frame>
        <draw:frame draw:style-name="gr24" draw:text-style-name="P5" draw:layer="layout" svg:width="1.729cm" svg:height="1.103cm" svg:x="19.644cm" svg:y="5.626cm">
          <draw:text-box>
            <text:p><text:span text:style-name="T2">SD</text:span></text:p>
          </draw:text-box>
        </draw:frame>
        <draw:frame draw:style-name="gr24" draw:text-style-name="P5" draw:layer="layout" svg:width="2.329cm" svg:height="1.103cm" svg:x="19.644cm" svg:y="7.326cm">
          <draw:text-box>
            <text:p><text:span text:style-name="T2">RNG</text:span></text:p>
          </draw:text-box>
        </draw:frame>
        <draw:g>
          <draw:frame draw:style-name="gr25" draw:text-style-name="P1" draw:layer="layout" svg:width="2.99cm" svg:height="2.991cm" svg:x="25.081cm" svg:y="0.301cm">
            <draw:image xlink:href="Pictures/100002000000002000000020EDF8C89B.gif" xlink:type="simple" xlink:show="embed" xlink:actuate="onLoad">
              <text:p/>
            </draw:image>
          </draw:frame>
          <draw:frame draw:style-name="gr26" draw:text-style-name="P1" draw:layer="layout" svg:width="2.99cm" svg:height="2.991cm" svg:x="28.743cm" svg:y="0.301cm">
            <draw:image xlink:href="Pictures/10000200000000200000002099DDD2C6.gif" xlink:type="simple" xlink:show="embed" xlink:actuate="onLoad">
              <text:p text:style-name="P6"><text:span text:style-name="T3"><text:s/></text:span><text:span text:style-name="T3">i</text:span></text:p>
            </draw:image>
          </draw:frame>
          <draw:frame draw:style-name="gr25" draw:text-style-name="P1" draw:layer="layout" svg:width="2.991cm" svg:height="2.991cm" svg:x="32.503cm" svg:y="0.301cm">
            <draw:image xlink:href="Pictures/10000200000000200000002037417DDE.gif" xlink:type="simple" xlink:show="embed" xlink:actuate="onLoad">
              <text:p/>
            </draw:image>
          </draw:frame>
          <draw:frame draw:style-name="gr25" draw:text-style-name="P1" draw:layer="layout" svg:width="2.99cm" svg:height="2.991cm" svg:x="25.081cm" svg:y="6.499cm">
            <draw:image xlink:href="Pictures/1000020000000020000000208D4F09A2.gif" xlink:type="simple" xlink:show="embed" xlink:actuate="onLoad">
              <text:p/>
            </draw:image>
          </draw:frame>
          <draw:frame draw:style-name="gr25" draw:text-style-name="P1" draw:layer="layout" svg:width="2.992cm" svg:height="2.991cm" svg:x="28.732cm" svg:y="6.499cm">
            <draw:image xlink:href="Pictures/100002000000002000000020F3908A3F.gif" xlink:type="simple" xlink:show="embed" xlink:actuate="onLoad">
              <text:p/>
            </draw:image>
          </draw:frame>
          <draw:frame draw:style-name="gr25" draw:text-style-name="P1" draw:layer="layout" svg:width="2.991cm" svg:height="2.991cm" svg:x="32.503cm" svg:y="6.499cm">
            <draw:image xlink:href="Pictures/1000020000000020000000209E468E67.gif" xlink:type="simple" xlink:show="embed" xlink:actuate="onLoad">
              <text:p/>
            </draw:image>
          </draw:frame>
          <draw:frame draw:style-name="gr25" draw:text-style-name="P1" draw:layer="layout" svg:width="2.991cm" svg:height="2.992cm" svg:x="25.065cm" svg:y="3.394cm">
            <draw:image xlink:href="Pictures/100002000000002000000020B2D8A011.gif" xlink:type="simple" xlink:show="embed" xlink:actuate="onLoad">
              <text:p/>
            </draw:image>
          </draw:frame>
          <draw:frame draw:style-name="gr25" draw:text-style-name="P1" draw:layer="layout" svg:width="2.991cm" svg:height="2.992cm" svg:x="28.727cm" svg:y="3.394cm">
            <draw:image xlink:href="Pictures/100002000000002000000020C5E01EB6.gif" xlink:type="simple" xlink:show="embed" xlink:actuate="onLoad">
              <text:p/>
            </draw:image>
          </draw:frame>
          <draw:frame draw:style-name="gr25" draw:text-style-name="P1" draw:layer="layout" svg:width="2.992cm" svg:height="2.992cm" svg:x="32.487cm" svg:y="3.394cm">
            <draw:image xlink:href="Pictures/100002000000002000000020634DAE1C.gif" xlink:type="simple" xlink:show="embed" xlink:actuate="onLoad">
              <text:p/>
            </draw:image>
          </draw:frame>
          <draw:circle draw:style-name="gr27" draw:layer="layout" svg:width="0.223cm" svg:height="0.223cm" svg:x="26.077cm" svg:y="0.727cm">
            <text:p/>
          </draw:circle>
          <draw:circle draw:style-name="gr27" draw:layer="layout" svg:width="0.223cm" svg:height="0.223cm" svg:x="29.767cm" svg:y="0.727cm">
            <text:p/>
          </draw:circle>
          <draw:circle draw:style-name="gr27" draw:layer="layout" svg:width="0.223cm" svg:height="0.223cm" svg:x="33.545cm" svg:y="0.727cm">
            <text:p/>
          </draw:circle>
          <draw:circle draw:style-name="gr27" draw:layer="layout" svg:width="0.223cm" svg:height="0.223cm" svg:x="25.698cm" svg:y="4.974cm">
            <text:p/>
          </draw:circle>
          <draw:circle draw:style-name="gr27" draw:layer="layout" svg:width="0.224cm" svg:height="0.223cm" svg:x="29.36cm" svg:y="5.01cm">
            <text:p/>
          </draw:circle>
          <draw:circle draw:style-name="gr27" draw:layer="layout" svg:width="0.224cm" svg:height="0.223cm" svg:x="33.165cm" svg:y="4.974cm">
            <text:p/>
          </draw:circle>
          <draw:circle draw:style-name="gr27" draw:layer="layout" svg:width="0.223cm" svg:height="0.223cm" svg:x="26.435cm" svg:y="7.956cm">
            <text:p/>
          </draw:circle>
          <draw:circle draw:style-name="gr27" draw:layer="layout" svg:width="0.224cm" svg:height="0.223cm" svg:x="30.09cm" svg:y="7.961cm">
            <text:p/>
          </draw:circle>
          <draw:circle draw:style-name="gr27" draw:layer="layout" svg:width="0.223cm" svg:height="0.223cm" svg:x="33.868cm" svg:y="7.961cm">
            <text:p/>
          </draw:circle>
        </draw:g>
        <draw:frame draw:style-name="gr24" draw:text-style-name="P5" draw:layer="layout" svg:width="1.991cm" svg:height="1.103cm" svg:x="24.044cm" svg:y="0.126cm">
          <draw:text-box>
            <text:p><text:span text:style-name="T2">SBP</text:span></text:p>
          </draw:text-box>
        </draw:frame>
        <draw:frame draw:style-name="gr24" draw:text-style-name="P5" draw:layer="layout" svg:width="1.991cm" svg:height="1.103cm" svg:x="28.045cm" svg:y="0.127cm">
          <draw:text-box>
            <text:p><text:span text:style-name="T2">GN</text:span></text:p>
          </draw:text-box>
        </draw:frame>
        <draw:frame draw:style-name="gr24" draw:text-style-name="P5" draw:layer="layout" svg:width="1.991cm" svg:height="1.103cm" svg:x="31.846cm" svg:y="0.128cm">
          <draw:text-box>
            <text:p><text:span text:style-name="T2">GR</text:span></text:p>
          </draw:text-box>
        </draw:frame>
        <presentation:notes draw:style-name="dp2">
          <draw:page-thumbnail draw:style-name="gr28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4" draw:display-name="Arrowheads 24" svg:viewBox="0 0 355 355" svg:d="m178 0 177 355h-355z"/>
    <draw:marker draw:name="Arrowheads_20_3" draw:display-name="Arrowheads 3" svg:viewBox="0 0 350 350" svg:d="m175 0 175 350h-350z"/>
    <draw:marker draw:name="Arrowheads_20_4" draw:display-name="Arrowheads 4" svg:viewBox="0 0 350 350" svg:d="m175 0 175 350h-350z"/>
    <draw:stroke-dash draw:name="Dash_20_2" draw:display-name="Dash 2" draw:style="rect" draw:dots2="1" draw:dots2-length="0.423cm" draw:distance="0.317cm"/>
    <draw:stroke-dash draw:name="Dash_20_5" draw:display-name="Dash 5" draw:style="rect" draw:dots2="1" draw:dots2-length="0.211cm" draw:distance="0.079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5.56cm" fo:page-height="9.90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2.234cm" svg:x="1cm" svg:y="4.295cm" draw:page-number="1"/>
      <draw:page-thumbnail draw:layer="backgroundobjects" svg:width="8.024cm" svg:height="2.234cm" svg:x="1cm" svg:y="11.581cm"/>
      <draw:page-thumbnail draw:layer="backgroundobjects" svg:width="8.024cm" svg:height="2.234cm" svg:x="1cm" svg:y="18.867cm"/>
      <draw:page-thumbnail draw:layer="backgroundobjects" svg:width="8.024cm" svg:height="2.234cm" svg:x="10.025cm" svg:y="4.295cm"/>
      <draw:page-thumbnail draw:layer="backgroundobjects" svg:width="8.024cm" svg:height="2.234cm" svg:x="10.025cm" svg:y="11.581cm"/>
      <draw:page-thumbnail draw:layer="backgroundobjects" svg:width="8.024cm" svg:height="2.234cm" svg:x="10.025cm" svg:y="18.867cm"/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cm" presentation:class="title" presentation:placeholder="true">
        <draw:text-box/>
      </draw:frame>
      <draw:frame presentation:style-name="Default-outline1" draw:layer="backgroundobjects" svg:width="22.86cm" svg:height="12.573cm" svg:x="1.27cm" svg:y="0cm" presentation:class="outline" presentation:placeholder="true">
        <draw:text-box/>
      </draw:frame>
      <draw:frame presentation:style-name="Mpr1" draw:text-style-name="MP3" draw:layer="backgroundobjects" svg:width="5.928cm" svg:height="1.324cm" svg:x="1.267cm" svg:y="8.835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044cm" svg:height="1.324cm" svg:x="8.676cm" svg:y="8.83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928cm" svg:height="1.324cm" svg:x="18.2cm" svg:y="8.835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2" draw:text-style-name="MP3" draw:layer="backgroundobjects" svg:width="8.255cm" svg:height="1.271cm" svg:x="-0.001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p text:style-name="MP5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1cm" svg:x="-0.001cm" svg:y="24.125cm" presentation:class="footer">
          <draw:text-box>
            <text:p text:style-name="MP3"><text:span text:style-name="MT2"><presentation:footer/></text:span></text:p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p text:style-name="MP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9-05-11T12:42:53.01</dc:date>
    <meta:editing-cycles>27</meta:editing-cycles>
    <meta:editing-duration>PT07H40M00S</meta:editing-duration>
    <meta:generator>OpenOffice.org/3.0$Win32 OpenOffice.org_project/300m9$Build-9358</meta:generator>
    <meta:document-statistic meta:object-count="104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x</math:mi>
        </math:mrow>
      </math:mstyle>
      <math:mi>t</math:mi>
      <math:mrow>
        <math:mo math:stretchy="false">(</math:mo>
        <math:mi>k</math:mi>
        <math:mo math:stretchy="false">)</math:mo>
      </math:mrow>
    </math:msubsup>
    <math:annotation math:encoding="StarMath 5.0">{bold x}_t^{(k)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tyle math:fontweight="bold">
          <math:mrow>
            <math:mi>x</math:mi>
          </math:mrow>
        </math:mstyle>
        <math:mo math:stretchy="false">ˆ</math:mo>
      </math:mover>
      <math:mrow>
        <math:mo math:stretchy="false">(</math:mo>
        <math:mi>k</math:mi>
        <math:mo math:stretchy="false">)</math:mo>
      </math:mrow>
    </math:msup>
    <math:annotation math:encoding="StarMath 5.0">{hat{bold x}}^{(k)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tyle math:fontweight="bold">
          <math:mrow>
            <math:mi>x</math:mi>
          </math:mrow>
        </math:mstyle>
        <math:mo math:stretchy="false">˜</math:mo>
      </math:mover>
      <math:mrow>
        <math:mo math:stretchy="false">(</math:mo>
        <math:mi>k</math:mi>
        <math:mo math:stretchy="false">)</math:mo>
      </math:mrow>
    </math:msup>
    <math:annotation math:encoding="StarMath 5.0">{tilde{bold x}}^{(k)}
</math:annotation>
  </math:semantics>
</math:math>
</file>